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cb81" officeooo:paragraph-rsid="0009cb81"/>
    </style:style>
    <style:style style:name="P2" style:family="paragraph" style:parent-style-name="Standard">
      <style:text-properties officeooo:rsid="0009cb81"/>
    </style:style>
    <style:style style:name="P3" style:family="paragraph" style:parent-style-name="Standard">
      <style:text-properties officeooo:paragraph-rsid="0009cb81"/>
    </style:style>
    <style:style style:name="P4" style:family="paragraph" style:parent-style-name="Standard">
      <style:text-properties officeooo:rsid="000aaf8b" officeooo:paragraph-rsid="000aaf8b"/>
    </style:style>
    <style:style style:name="P5" style:family="paragraph" style:parent-style-name="Standard">
      <style:text-properties officeooo:rsid="000aeb6e" officeooo:paragraph-rsid="000aeb6e"/>
    </style:style>
    <style:style style:name="P6" style:family="paragraph" style:parent-style-name="Standard">
      <style:text-properties officeooo:rsid="000c52db" officeooo:paragraph-rsid="000c52db"/>
    </style:style>
    <style:style style:name="P7" style:family="paragraph" style:parent-style-name="Standard">
      <style:text-properties officeooo:rsid="000dd18c" officeooo:paragraph-rsid="000dd18c"/>
    </style:style>
    <style:style style:name="P8" style:family="paragraph" style:parent-style-name="Standard">
      <style:text-properties officeooo:rsid="000fb72b" officeooo:paragraph-rsid="000fb72b"/>
    </style:style>
    <style:style style:name="P9" style:family="paragraph" style:parent-style-name="Standard">
      <style:text-properties officeooo:rsid="000fb72b" officeooo:paragraph-rsid="000fb72b"/>
    </style:style>
    <style:style style:name="P10" style:family="paragraph" style:parent-style-name="Standard">
      <style:text-properties officeooo:rsid="00107b35" officeooo:paragraph-rsid="00107b35"/>
    </style:style>
    <style:style style:name="T1" style:family="text">
      <style:text-properties officeooo:rsid="0009cb81"/>
    </style:style>
    <style:style style:name="T2" style:family="text">
      <style:text-properties officeooo:rsid="000aaf8b"/>
    </style:style>
    <style:style style:name="T3" style:family="text">
      <style:text-properties officeooo:rsid="000c52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05.24 <text:s text:c="48"/>Schadsoftware</text:p>
      <text:p text:style-name="P1"/>
      <text:p text:style-name="P1">https://nerdy-chemist.github.io/Praesentation/</text:p>
      <text:p text:style-name="P1">Allgemeines: </text:p>
      <text:p text:style-name="P1">- Definition: Schadsoftware sind Programme, um aus Sicht des Opfers, schädliche Funktionen</text:p>
      <text:p text:style-name="P2"><text:s text:c="2"/>auszuführen die unerwünscht sind. Im Englischen kennt man diese über den bekannteren Name <text:s/>Malware</text:p>
      <text:p text:style-name="Standard"/>
      <text:p text:style-name="Standard"/>
      <text:p text:style-name="P1">Nutzen von Schadprogrammen: </text:p>
      <text:p text:style-name="P1"/>
      <text:p text:style-name="P1">- Malware haben oftmals einen von vier Zwecken, Spionage, Erpressung, Manipulation. Oder das abspielen von Werbung (Adware)</text:p>
      <text:p text:style-name="P1"/>
      <text:p text:style-name="P1">Spionage: Hier wird die Malware genutzt um dir wichtige Daten, wie Kreditkarteninformationen oder Adressen, die hinterlegt wurden um diese für Kriminelle Zwecke zu nutzen.</text:p>
      <text:p text:style-name="P1"/>
      <text:p text:style-name="P1">Erpressung:Hier werden die Daten quasi als Geisel genommen, und nur unter Bestimmten Bedingungen zurückgegeben, meistens unter Bedingung der Bedingung einer Auszahlung von digitalen Währung, da normale Geldtransaktionen zu leicht zu verfolgen wären. </text:p>
      <text:p text:style-name="P3"/>
      <text:p text:style-name="P1">Manipulation beim Onlinebanking: Hierbei werden Schadprogramme auf den Computer des Opfers gesetzt, um bei einer Transaktion die wichtigen Daten abgefangen und manipuliert. Hier werden die Daten auf dem Weg zur Bank abgefangen und Verändert. Für die Bank gibt es dabei keine Anhaltspunkte. Der Schaden kann erst beim Bankauszug bemerkt werden. </text:p>
      <text:p text:style-name="P3"/>
      <text:p text:style-name="P3">Adware: Hier werden Schadprogramme genutzt um <text:span text:style-name="T1">Repetitiv gegen den willen des Nutzers Werbung abzuspielen. </text:span></text:p>
      <text:p text:style-name="P3"/>
      <text:p text:style-name="P1">Schutz vor Malware </text:p>
      <text:p text:style-name="P1"/>
      <text:p text:style-name="P1">- regelmäßig Updates ausführen um immer auf dem neusten Stand der Sicherheit mit dem Betriebssystem zu sein</text:p>
      <text:p text:style-name="P1">- Vorsicht beim öffnen von E-Mails ! Vor allem wenn Links von Adressen kommen die einem nicht bekannt sind. Dort können oft Hackersoftwares enthalten sein die man sich herunterlädt.</text:p>
      <text:p text:style-name="P1">- Auch allgemein Vorsicht beim Herunterladen von Daten von Webseiten</text:p>
      <text:p text:style-name="P1">- Regelmäßig externe Backups für wichtige Daten anlegen</text:p>
      <text:p text:style-name="P1">- Benutzerkonten mit weniger Administratorrechten benutzen, damit die Hacker im Fall der Fälle weniger Nutzen haben.</text:p>
      <text:p text:style-name="P1"/>
      <text:p text:style-name="P1">Was tun wenn ich betroffen bin: </text:p>
      <text:p text:style-name="P1"/>
      <text:p text:style-name="P1">- Wenn die Dateien durch einen Ransomware angriff verschlüsselt wurden, und kein Backup vorhanden ist, die Daten behalten für eventuelle spätere Entschlüsselung</text:p>
      <text:p text:style-name="P1">- Betriebssystem neu installieren</text:p>
      <text:p text:style-name="P1">- <text:s/>Nach Neuinstallation des Betriebssystem alle Zugangsdaten ändern</text:p>
      <text:p text:style-name="P3"/>
      <text:p text:style-name="P3"/>
      <text:p text:style-name="P1">Arten von Schadprogrammen: </text:p>
      <text:p text:style-name="P1"/>
      <text:p text:style-name="P1">Oftmals hat Malware <text:span text:style-name="T2">verschiedene Vorgehensweisen den Computer zu beschädgen oder deine Daten zu stehlen, wie die folgenden:</text:span></text:p>
      <text:p text:style-name="P4"><text:soft-page-break/>- Trojaner</text:p>
      <text:p text:style-name="P4">- Viren</text:p>
      <text:p text:style-name="P4">- Ransomware</text:p>
      <text:p text:style-name="P4">- Spyware</text:p>
      <text:p text:style-name="P4">- Scareware</text:p>
      <text:p text:style-name="P4"/>
      <text:p text:style-name="P4"/>
      <text:p text:style-name="P5">Trojaner:</text:p>
      <text:p text:style-name="P5"/>
      <text:p text:style-name="P5">Ein Trojaner gibt sich als legitime Software aus, und wenn du diese Herunterlädst <text:span text:style-name="T3">infiltrieren sie dein System und klauen oder als Geisel nehmen und nur gegen die Bezahlung von Geld wieder frei. </text:span></text:p>
      <text:p text:style-name="P6">Diese werden oft von Cyberdieben und Hackern benutzt um an deine Daten zu gelangen. </text:p>
      <text:p text:style-name="P6"/>
      <text:p text:style-name="P6">Viren: </text:p>
      <text:p text:style-name="P6"><text:s/></text:p>
      <text:p text:style-name="P6">Namensgebend von dem Medizinischen Virus sind Computerviren ein Programm das sich unkontrolliert vermehrt und so den Pc beschädigt.</text:p>
      <text:p text:style-name="P6"/>
      <text:p text:style-name="P7">Ransomware:</text:p>
      <text:p text:style-name="P7"/>
      <text:p text:style-name="P7">Ransomware sind Programme die deine Daten als Geisel nehmen und erst dann loslassen wenn ein Betrag Bezahlt wurde. Diese Programme spezifizieren sich darauf und haben auch nur das als Sinn.</text:p>
      <text:p text:style-name="P7">Der Geldbetrag wird oft in digitalen Währungen bezahlt, da diese schwerer für Polizei zu verfolgen sind.</text:p>
      <text:p text:style-name="P7"/>
      <text:p text:style-name="P7">Spyware.</text:p>
      <text:p text:style-name="P7"/>
      <text:p text:style-name="P7">Spyware versteckt sich heimlich auf deinem Gerät und spioniert dich aus, ihr Zweck ist es nicht deine Daten zu stehlen oder als geisel zu nehmen, sondern über längere Zeit deine Daten zu vermitteln </text:p>
      <text:p text:style-name="P7"/>
      <text:p text:style-name="P7">Scareware: </text:p>
      <text:p text:style-name="P7"/>
      <text:p text:style-name="P7">Scareware ist eine Taktik die einen dazu bringt sich sogenannte Anti Viren Programme zu installieren, welche aber in Wahrheit die Wahren Viren sind. Der Nutzer wird in den Download geschreckt indem ihm vorgespielt wird das die Viren schon auf seinem Pc wären, und er sie nur mit den vorgegben Programmen verwerfen könnte.</text:p>
      <text:p text:style-name="P7"/>
      <text:p text:style-name="P7"/>
      <text:p text:style-name="P7"/>
      <text:p text:style-name="P7"/>
      <text:p text:style-name="P7">Geschichte der Malware</text:p>
      <text:p text:style-name="P7"/>
      <text:p text:style-name="P7">Anfänge:</text:p>
      <text:p text:style-name="P7"/>
      <text:p text:style-name="P8">- Creeper war der erste bekannte Computerweurm in den 70ern Jahren, der sich unkontrolliert verbreitet hat.</text:p>
      <text:p text:style-name="P8">- Gegegen ihn wurde der Creeper entwickelt, wessen Sinn es war den Creeper zu jagen und zu töten</text:p>
      <text:p text:style-name="P8"/>
      <text:p text:style-name="P8"/>
      <text:p text:style-name="P8"/>
      <text:p text:style-name="P8"/>
      <text:p text:style-name="P8"><text:soft-page-break/></text:p>
      <text:p text:style-name="P10">wie funktionieren Schadsoftware:</text:p>
      <text:p text:style-name="P10"/>
      <text:p text:style-name="P10">- Reproduzieren sich durch E-Mails und Nachrichten von Gerät zu Gerät</text:p>
      <text:p text:style-name="P10">- während sich das Gerät erhitzt nimmt die Leistung stetig ab</text:p>
      <text:p text:style-name="P10">- verstecken sich oftmals in legitimen softwareum das vertrauen des Opfers zu steigern</text:p>
      <text:p text:style-name="P10">- darauf achten ob der zugriff zu wichtigen Daten angefragt wird</text:p>
      <text:p text:style-name="P10">- oftmals werden veruscht ältere oder technisch weniger gebildete Menschen wie zum Beispiel Rentner.</text:p>
      <text:p text:style-name="P10">- auch wenn die wenigsten angriffe tatsächlich gezielt sind, und eher für die breite masse gedacht sind</text:p>
      <text:p text:style-name="P10">Quelle: <text:a xlink:type="simple" xlink:href="https://de.malwarebytes.com/malware/" text:style-name="Internet_20_link" text:visited-style-name="Visited_20_Internet_20_Link">https://de.malwarebytes.com/malware/</text:a></text:p>
      <text:p text:style-name="P10"/>
      <text:p text:style-name="P10"/>
      <text:p text:style-name="P10"/>
      <text:p text:style-name="P10"/>
      <text:p text:style-name="P8"/>
      <text:p text:style-name="P7"/>
      <text:p text:style-name="P7"/>
      <text:p text:style-name="P7"/>
      <text:p text:style-name="P7"/>
      <text:p text:style-name="P5"/>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3T12:34:49.445000000</meta:creation-date>
    <meta:editing-duration>PT13M29S</meta:editing-duration>
    <meta:editing-cycles>3</meta:editing-cycles>
    <meta:generator>LibreOffice/24.2.3.2$Windows_X86_64 LibreOffice_project/433d9c2ded56988e8a90e6b2e771ee4e6a5ab2ba</meta:generator>
    <dc:date>2024-06-07T10:16:43.706000000</dc:date>
    <meta:document-statistic meta:table-count="0" meta:image-count="0" meta:object-count="0" meta:page-count="3" meta:paragraph-count="53" meta:word-count="643" meta:character-count="4439" meta:non-whitespace-character-count="3782"/>
  </office:meta>
</office:document-meta>
</file>